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ertedPatternSet.InvertedPatternSet( PatternSe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createIn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getExcludePattern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et.append( PatternSet other , Projec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Entry.evalName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createIn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ertedPatternSet.getIncludePattern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readFiles( Project 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tternSet.setExcludesfile( File excludes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Patter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setExcludes( String exclud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ertedPatternSet.getExcludePattern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Entry.valid(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Ent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getRef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addPatternToList(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et.hasPatterns(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Entry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tternSet.createEx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getIncludePattern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et.createEx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addConfiguredInvert( PatternSe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makeArray( Vector list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ternSet.setIncludes( String includ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ternSet.setIncludesfile( File includes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readPatterns( File patternfile , Vector patternlist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ternSet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addConfiguredPatternset( PatternSe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Entry.setIf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ntry.setUnless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